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" draw:text-style-name="P1" draw:layer="layout" svg:width="2.08cm" svg:height="1.189cm" svg:x="10.617cm" svg:y="9.19cm" svg:viewBox="0 0 2081 1190" svg:d="M0 1190c0 0 1577-438 1940-770 335-307-2-420-243-420 0 152-1697 1120-1697 1190z">
            <text:p/>
          </draw:path>
          <draw:g>
            <draw:polygon draw:style-name="gr2" draw:text-style-name="P2" draw:layer="layout" svg:width="4.106cm" svg:height="2.373cm" svg:x="8.188cm" svg:y="8.173cm" svg:viewBox="0 0 4107 2374" draw:points="1660,2374 4107,960 2447,0 0,1414">
              <text:p/>
            </draw:polygon>
            <draw:polygon draw:style-name="gr3" draw:text-style-name="P3" draw:layer="layout" svg:width="2.708cm" svg:height="1.565cm" svg:x="8.625cm" svg:y="8.426cm" svg:viewBox="0 0 2709 1566" draw:points="2709,404 2010,0 0,1162 699,1566">
              <text:p/>
            </draw:polygon>
            <draw:polygon draw:style-name="gr4" draw:text-style-name="P4" draw:layer="layout" svg:width="2.446cm" svg:height="3.636cm" svg:x="8.188cm" svg:y="5.951cm" svg:viewBox="0 0 2447 3637" draw:points="2447,2223 2447,0 0,1414 0,3637">
              <text:p/>
            </draw:polygon>
            <draw:polygon draw:style-name="gr5" draw:text-style-name="P5" draw:layer="layout" svg:width="2.271cm" svg:height="3.181cm" svg:x="8.275cm" svg:y="6.102cm" svg:viewBox="0 0 2272 3182" draw:points="2272,1869 2272,0 0,1313 0,3182">
              <text:p/>
            </draw:polygon>
            <draw:polygon draw:style-name="gr6" draw:text-style-name="P2" draw:layer="layout" svg:width="2.533cm" svg:height="1.464cm" svg:x="8.101cm" svg:y="5.9cm" svg:viewBox="0 0 2534 1465" draw:points="87,1465 2534,51 2447,0 0,1414">
              <text:p/>
            </draw:polygon>
            <draw:polygon draw:style-name="gr7" draw:text-style-name="P6" draw:layer="layout" svg:width="0.086cm" svg:height="2.272cm" svg:x="8.101cm" svg:y="7.314cm" svg:viewBox="0 0 87 2273" draw:points="87,2273 87,51 0,0 0,2223">
              <text:p/>
            </draw:polygon>
            <draw:polygon draw:style-name="gr8" draw:text-style-name="P6" draw:layer="layout" svg:width="1.659cm" svg:height="1.211cm" svg:x="8.188cm" svg:y="9.587cm" svg:viewBox="0 0 1660 1212" draw:points="1660,1212 1660,960 0,0 0,253">
              <text:p/>
            </draw:polygon>
            <draw:line draw:style-name="gr9" draw:text-style-name="P7" draw:layer="layout" svg:x1="11.159cm" svg:y1="8.729cm" svg:x2="9.149cm" svg:y2="9.891cm">
              <text:p/>
            </draw:line>
            <draw:line draw:style-name="gr10" draw:text-style-name="P7" draw:layer="layout" svg:x1="10.984cm" svg:y1="8.628cm" svg:x2="8.974cm" svg:y2="9.79cm">
              <text:p/>
            </draw:line>
            <draw:line draw:style-name="gr11" draw:text-style-name="P7" draw:layer="layout" svg:x1="10.809cm" svg:y1="8.527cm" svg:x2="8.799cm" svg:y2="9.689cm">
              <text:p/>
            </draw:line>
            <draw:line draw:style-name="gr12" draw:text-style-name="P7" draw:layer="layout" svg:x1="9.062cm" svg:y1="9.537cm" svg:x2="8.887cm" svg:y2="9.436cm">
              <text:p/>
            </draw:line>
            <draw:line draw:style-name="gr13" draw:text-style-name="P7" draw:layer="layout" svg:x1="9.236cm" svg:y1="9.436cm" svg:x2="9.061cm" svg:y2="9.335cm">
              <text:p/>
            </draw:line>
            <draw:line draw:style-name="gr14" draw:text-style-name="P7" draw:layer="layout" svg:x1="9.411cm" svg:y1="9.335cm" svg:x2="9.236cm" svg:y2="9.234cm">
              <text:p/>
            </draw:line>
            <draw:line draw:style-name="gr15" draw:text-style-name="P7" draw:layer="layout" svg:x1="9.324cm" svg:y1="9.587cm" svg:x2="9.149cm" svg:y2="9.486cm">
              <text:p/>
            </draw:line>
            <draw:line draw:style-name="gr16" draw:text-style-name="P7" draw:layer="layout" svg:x1="9.499cm" svg:y1="9.486cm" svg:x2="9.324cm" svg:y2="9.385cm">
              <text:p/>
            </draw:line>
            <draw:line draw:style-name="gr17" draw:text-style-name="P7" draw:layer="layout" svg:x1="9.673cm" svg:y1="9.385cm" svg:x2="9.498cm" svg:y2="9.284cm">
              <text:p/>
            </draw:line>
            <draw:line draw:style-name="gr18" draw:text-style-name="P7" draw:layer="layout" svg:x1="9.586cm" svg:y1="9.234cm" svg:x2="9.411cm" svg:y2="9.133cm">
              <text:p/>
            </draw:line>
            <draw:line draw:style-name="gr19" draw:text-style-name="P7" draw:layer="layout" svg:x1="9.848cm" svg:y1="9.284cm" svg:x2="9.673cm" svg:y2="9.183cm">
              <text:p/>
            </draw:line>
            <draw:line draw:style-name="gr20" draw:text-style-name="P7" draw:layer="layout" svg:x1="9.761cm" svg:y1="9.133cm" svg:x2="9.586cm" svg:y2="9.032cm">
              <text:p/>
            </draw:line>
            <draw:line draw:style-name="gr21" draw:text-style-name="P7" draw:layer="layout" svg:x1="9.936cm" svg:y1="9.032cm" svg:x2="9.761cm" svg:y2="8.931cm">
              <text:p/>
            </draw:line>
            <draw:line draw:style-name="gr22" draw:text-style-name="P7" draw:layer="layout" svg:x1="10.11cm" svg:y1="8.931cm" svg:x2="9.935cm" svg:y2="8.83cm">
              <text:p/>
            </draw:line>
            <draw:line draw:style-name="gr23" draw:text-style-name="P7" draw:layer="layout" svg:x1="10.023cm" svg:y1="9.183cm" svg:x2="9.848cm" svg:y2="9.082cm">
              <text:p/>
            </draw:line>
            <draw:line draw:style-name="gr24" draw:text-style-name="P7" draw:layer="layout" svg:x1="10.198cm" svg:y1="9.082cm" svg:x2="10.023cm" svg:y2="8.981cm">
              <text:p/>
            </draw:line>
            <draw:line draw:style-name="gr25" draw:text-style-name="P7" draw:layer="layout" svg:x1="10.372cm" svg:y1="8.981cm" svg:x2="10.197cm" svg:y2="8.88cm">
              <text:p/>
            </draw:line>
            <draw:line draw:style-name="gr26" draw:text-style-name="P7" draw:layer="layout" svg:x1="10.285cm" svg:y1="8.83cm" svg:x2="10.11cm" svg:y2="8.729cm">
              <text:p/>
            </draw:line>
            <draw:line draw:style-name="gr27" draw:text-style-name="P7" draw:layer="layout" svg:x1="10.547cm" svg:y1="8.88cm" svg:x2="10.372cm" svg:y2="8.779cm">
              <text:p/>
            </draw:line>
            <draw:line draw:style-name="gr28" draw:text-style-name="P7" draw:layer="layout" svg:x1="10.46cm" svg:y1="8.729cm" svg:x2="10.285cm" svg:y2="8.628cm">
              <text:p/>
            </draw:line>
            <draw:line draw:style-name="gr29" draw:text-style-name="P7" draw:layer="layout" svg:x1="10.635cm" svg:y1="8.628cm" svg:x2="10.46cm" svg:y2="8.527cm">
              <text:p/>
            </draw:line>
            <draw:line draw:style-name="gr30" draw:text-style-name="P7" draw:layer="layout" svg:x1="10.722cm" svg:y1="8.779cm" svg:x2="10.547cm" svg:y2="8.678cm">
              <text:p/>
            </draw:line>
            <draw:line draw:style-name="gr31" draw:text-style-name="P7" draw:layer="layout" svg:x1="9.586cm" svg:y1="9.638cm" svg:x2="9.411cm" svg:y2="9.537cm">
              <text:p/>
            </draw:line>
            <draw:line draw:style-name="gr32" draw:text-style-name="P7" draw:layer="layout" svg:x1="9.761cm" svg:y1="9.537cm" svg:x2="9.586cm" svg:y2="9.436cm">
              <text:p/>
            </draw:line>
            <draw:line draw:style-name="gr33" draw:text-style-name="P7" draw:layer="layout" svg:x1="9.936cm" svg:y1="9.436cm" svg:x2="9.761cm" svg:y2="9.335cm">
              <text:p/>
            </draw:line>
            <draw:line draw:style-name="gr34" draw:text-style-name="P7" draw:layer="layout" svg:x1="10.023cm" svg:y1="9.587cm" svg:x2="9.848cm" svg:y2="9.486cm">
              <text:p/>
            </draw:line>
            <draw:line draw:style-name="gr35" draw:text-style-name="P7" draw:layer="layout" svg:x1="10.198cm" svg:y1="9.486cm" svg:x2="10.023cm" svg:y2="9.385cm">
              <text:p/>
            </draw:line>
            <draw:line draw:style-name="gr36" draw:text-style-name="P7" draw:layer="layout" svg:x1="10.11cm" svg:y1="9.335cm" svg:x2="9.935cm" svg:y2="9.234cm">
              <text:p/>
            </draw:line>
            <draw:line draw:style-name="gr37" draw:text-style-name="P7" draw:layer="layout" svg:x1="10.285cm" svg:y1="9.234cm" svg:x2="10.11cm" svg:y2="9.133cm">
              <text:p/>
            </draw:line>
            <draw:line draw:style-name="gr38" draw:text-style-name="P7" draw:layer="layout" svg:x1="10.46cm" svg:y1="9.133cm" svg:x2="10.285cm" svg:y2="9.032cm">
              <text:p/>
            </draw:line>
            <draw:line draw:style-name="gr39" draw:text-style-name="P7" draw:layer="layout" svg:x1="10.635cm" svg:y1="9.032cm" svg:x2="10.46cm" svg:y2="8.931cm">
              <text:p/>
            </draw:line>
            <draw:line draw:style-name="gr40" draw:text-style-name="P7" draw:layer="layout" svg:x1="10.897cm" svg:y1="9.082cm" svg:x2="10.722cm" svg:y2="8.981cm">
              <text:p/>
            </draw:line>
            <draw:line draw:style-name="gr41" draw:text-style-name="P7" draw:layer="layout" svg:x1="10.809cm" svg:y1="8.931cm" svg:x2="10.634cm" svg:y2="8.83cm">
              <text:p/>
            </draw:line>
            <draw:line draw:style-name="gr42" draw:text-style-name="P7" draw:layer="layout" svg:x1="11.072cm" svg:y1="8.981cm" svg:x2="10.897cm" svg:y2="8.88cm">
              <text:p/>
            </draw:line>
            <draw:line draw:style-name="gr43" draw:text-style-name="P7" draw:layer="layout" svg:x1="9.673cm" svg:y1="9.79cm" svg:x2="9.498cm" svg:y2="9.689cm">
              <text:p/>
            </draw:line>
            <draw:line draw:style-name="gr44" draw:text-style-name="P7" draw:layer="layout" svg:x1="9.848cm" svg:y1="9.688cm" svg:x2="9.673cm" svg:y2="9.587cm">
              <text:p/>
            </draw:line>
            <draw:polygon draw:style-name="gr45" draw:text-style-name="P4" draw:layer="layout" svg:width="2.446cm" svg:height="1.666cm" svg:x="9.848cm" svg:y="9.133cm" svg:viewBox="0 0 2447 1667" draw:points="2447,253 2447,0 0,1414 0,1667">
              <text:p/>
            </draw:polygon>
            <draw:polygon draw:style-name="gr46" draw:text-style-name="P8" draw:layer="layout" svg:width="4.194cm" svg:height="4.899cm" svg:x="8.1cm" svg:y="5.9cm" svg:viewBox="0 0 4195 4900" draw:points="2447,0 0,1414 0,3637 88,3687 88,3940 1748,4900 4195,3485 4195,3233 2535,2273 2535,51">
              <text:p/>
            </draw:polygon>
            <draw:polygon draw:style-name="gr47" draw:text-style-name="P9" draw:layer="layout" svg:width="1.048cm" svg:height="0.605cm" svg:x="10.197cm" svg:y="9.284cm" svg:viewBox="0 0 1049 606" draw:points="1049,253 612,0 0,354 437,606">
              <text:p/>
            </draw:polygon>
            <draw:line draw:style-name="gr48" draw:text-style-name="P7" draw:layer="layout" svg:x1="9.149cm" svg:y1="9.688cm" svg:x2="8.974cm" svg:y2="9.587cm">
              <text:p/>
            </draw:line>
            <draw:line draw:style-name="gr49" draw:text-style-name="P7" draw:layer="layout" svg:x1="9.411cm" svg:y1="9.739cm" svg:x2="9.236cm" svg:y2="9.638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7:53:39.606620086</meta:creation-date>
    <dc:date>2017-05-19T17:54:38.850524572</dc:date>
    <meta:editing-duration>PT59S</meta:editing-duration>
    <meta:editing-cycles>1</meta:editing-cycles>
    <meta:document-statistic meta:object-count="51"/>
    <meta:generator>LibreOffice/5.3.3.2$Linux_X86_64 LibreOffice_project/30m0$Build-2</meta:generator>
  </office:meta>
</office:document-meta>
</file>